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4.453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ae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8.13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9966cc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8.042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b3b3b3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2.42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>
        <style:tab-stops>
          <style:tab-stop style:position="9.672cm"/>
        </style:tab-stops>
      </style:paragraph-properties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5a8fd2" fo:font-weight="normal" style:font-weight-asian="normal" style:font-weight-complex="normal"/>
    </style:style>
    <style:style style:name="T3" style:family="text">
      <style:text-properties fo:color="#5a8fd2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Tahoma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wicked“ [SSA 1009]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Über wicked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amework für Netzwerk-Konfigurationen</text:p>
              </text:list-item>
              <text:list-item>
                <text:p>Ersetzt die alten Befehl<text:span text:style-name="T1">e wie </text:span><text:span text:style-name="T2">ifup</text:span><text:span text:style-name="T1">, </text:span><text:span text:style-name="T2">ifdown</text:span><text:span text:style-name="T1">, </text:span><text:span text:style-name="T2">ifprobe</text:span><text:span text:style-name="T1"> und </text:span><text:span text:style-name="T2">netconfig</text:span></text:p>
              </text:list-item>
              <text:list-item>
                <text:p>Die alten Befehle existieren weiter und sind Wrapper um <text:span text:style-name="T3">wicked</text:span></text:p>
                <text:p><text:span text:style-name="T3">/sbin/ifup → /usr/sbin/ifup → Bash Wrapper um wicked</text:span></text:p>
              </text:list-item>
              <text:list-item>
                <text:p>Die Konfigurationen unter /etc/sysconfig/network/ifcfg-* können weiterhin genutz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Über wicked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des Netzwerk-Interface kann über DBus konfiguriert werden</text:p>
              </text:list-item>
              <text:list-item>
                <text:p>DBus Endpoints unter: /org/opensuse/Network/Interf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wicked?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3">ifup</text:span>, <text:span text:style-name="T3">ifdown</text:span>, <text:span text:style-name="T3">ifprobe</text:span>, etc. stammen aus einer Zeit, in der die Netzwerk-Konfiguration simpel war</text:p>
          </draw:text-box>
        </draw:frame>
        <draw:custom-shape draw:style-name="gr2" draw:text-style-name="P2" draw:layer="layout" svg:width="11.049cm" svg:height="1.397cm" svg:x="8.486cm" svg:y="15.296cm">
          <text:p text:style-name="P1"><text:span text:style-name="T4">Mode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953cm" svg:height="1.397cm" svg:x="14.582cm" svg:y="11.296cm">
          <text:p text:style-name="P1"><text:span text:style-name="T4">News Group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53cm" svg:height="1.397cm" svg:x="8.482cm" svg:y="11.296cm">
          <text:p text:style-name="P1"><text:span text:style-name="T4">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049cm" svg:height="1.397cm" svg:x="8.486cm" svg:y="13.296cm">
          <text:p text:style-name="P1"><text:span text:style-name="T4">UUC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wicked? 2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Heute ist alles etwas komplizierter</text:p>
          </draw:text-box>
        </draw:frame>
        <draw:custom-shape draw:style-name="gr6" draw:text-style-name="P3" draw:layer="layout" svg:width="2.921cm" svg:height="1.397cm" svg:x="4.737cm" svg:y="17.696cm">
          <text:p text:style-name="P1"><text:span text:style-name="T5">WiMax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21cm" svg:height="1.397cm" svg:x="8.637cm" svg:y="17.696cm">
          <text:p text:style-name="P1"><text:span text:style-name="T5">GSM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921cm" svg:height="1.397cm" svg:x="12.537cm" svg:y="17.696cm">
          <text:p text:style-name="P1"><text:span text:style-name="T5">LT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921cm" svg:height="1.397cm" svg:x="16.437cm" svg:y="17.696cm">
          <text:p text:style-name="P1"><text:span text:style-name="T5">802.x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921cm" svg:height="1.397cm" svg:x="20.337cm" svg:y="17.696cm">
          <text:p text:style-name="P1"><text:span text:style-name="T5">FCo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921cm" svg:height="1.397cm" svg:x="4.737cm" svg:y="15.696cm">
          <text:p text:style-name="P1"><text:span text:style-name="T5">Etherne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921cm" svg:height="1.397cm" svg:x="8.637cm" svg:y="15.696cm">
          <text:p text:style-name="P1"><text:span text:style-name="T5">VLAN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921cm" svg:height="1.397cm" svg:x="12.537cm" svg:y="15.696cm">
          <text:p text:style-name="P1"><text:span text:style-name="T5">WLAN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2.921cm" svg:height="1.397cm" svg:x="16.437cm" svg:y="15.696cm">
          <text:p text:style-name="P1"><text:span text:style-name="T5">PPPo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921cm" svg:height="1.397cm" svg:x="20.337cm" svg:y="15.696cm">
          <text:p text:style-name="P1"><text:span text:style-name="T5">Bond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8.636cm" svg:height="1.397cm" svg:x="4.737cm" svg:y="13.496cm">
          <text:p text:style-name="P1"><text:span text:style-name="T5">IPv4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8.636cm" svg:height="1.397cm" svg:x="14.637cm" svg:y="13.496cm">
          <text:p text:style-name="P1"><text:span text:style-name="T5">IPv6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.921cm" svg:height="1.397cm" svg:x="4.737cm" svg:y="9.396cm">
          <text:p text:style-name="P1"><text:span text:style-name="T5">libvird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21cm" svg:height="1.397cm" svg:x="8.637cm" svg:y="9.396cm">
          <text:p text:style-name="P1"><text:span text:style-name="T6">„</text:span><text:span text:style-name="T6">P'n'P“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921cm" svg:height="1.397cm" svg:x="12.537cm" svg:y="9.396cm">
          <text:p text:style-name="P1"><text:span text:style-name="T5">Roam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2.921cm" svg:height="1.397cm" svg:x="16.437cm" svg:y="9.396cm">
          <text:p text:style-name="P1"><text:span text:style-name="T5">Netfil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921cm" svg:height="1.397cm" svg:x="20.337cm" svg:y="9.396cm">
          <text:p text:style-name="P1"><text:span text:style-name="T5">Tether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8.542cm" svg:height="1.397cm" svg:x="4.737cm" svg:y="7.296cm">
          <text:p text:style-name="P1"><text:span text:style-name="T5">Netzwerk Virtualisierung, Software Defined Network, etc.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921cm" svg:height="1.397cm" svg:x="4.737cm" svg:y="11.396cm">
          <text:p text:style-name="P1"><text:span text:style-name="T5">DHCP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921cm" svg:height="1.397cm" svg:x="8.637cm" svg:y="11.396cm">
          <text:p text:style-name="P1"><text:span text:style-name="T6">LLDP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.921cm" svg:height="1.397cm" svg:x="12.537cm" svg:y="11.396cm">
          <text:p text:style-name="P1"><text:span text:style-name="T5">BGP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2.921cm" svg:height="1.397cm" svg:x="16.437cm" svg:y="11.396cm">
          <text:p text:style-name="P1"><text:span text:style-name="T5">RADVD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2.921cm" svg:height="1.397cm" svg:x="20.337cm" svg:y="11.396cm">
          <text:p text:style-name="P1"><text:span text:style-name="T5">PPT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wicked?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cked ist ein modernes Tool, um die komplexen Netzwerk-Konfigurationen verwalten zu können</text:p>
              </text:list-item>
              <text:list-item>
                <text:p>Unterstützte Geräte-Typen:</text:p>
                <text:list>
                  <text:list-item>
                    <text:p>Ethernet, VLAN, Bridging, Bonding, Infiniband, Loopback</text:p>
                  </text:list-item>
                  <text:list-item>
                    <text:p>tun, tap, ipip, sit, gre, dummy</text:p>
                  </text:list-item>
                  <text:list-item>
                    <text:p>macvlan, macvtao</text:p>
                  </text:list-item>
                  <text:list-item>
                    <text:p>hsi, qeth, iuct</text:p>
                  </text:list-item>
                  <text:list-item>
                    <text:p>wireless (WPA, EAP)</text:p>
                  </text:list-item>
                </text:list>
              </text:list-item>
              <text:list-item>
                <text:p>Konfiguration von Adressen:</text:p>
                <text:list>
                  <text:list-item>
                    <text:p>statisch, dhcp4, dhcp6</text:p>
                  </text:list-item>
                </text:list>
              </text:list-item>
              <text:list-item>
                <text:p>Hotplu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s ist mit NetworkManag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tworkManager eignet sich für dynamische Setups, in denen die Verbindung oft wechselt (Notebook)</text:p>
                <text:p>z.B. UMTS → WLAN → Ethernet → UMTS</text:p>
              </text:list-item>
              <text:list-item>
                <text:p>NetworkManager ist weniger geeignet, wenn ein System anderen Geräten Netzwerk Dienste wie DHCP, DNS, NTP,... anbietet (Server)</text:p>
              </text:list-item>
              <text:list-item>
                <text:p>SUSE aktiviert NetworkManager auf Laptops automat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onfiguration von wick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cked unterstützt SUSE Style Konfigurationen in /etc/sysconfig/network</text:p>
              </text:list-item>
              <text:list-item>
                <text:p>Zusätzlich unterstützt wicked ein internes XML-Format, um die Konfiguration zu speichern</text:p>
              </text:list-item>
              <text:list-item>
                <text:p>Die wicked Konfiguration liegt unter</text:p>
                <text:p>/etc/wicke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s ändert sich an der Aministratio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cked selber ist ein systemd Service:</text:p>
                <text:p><text:span text:style-name="T3">systemctl restart network.service</text:span><text:line-break/>startet die Netzwerk Interfaces neu</text:p>
                <text:p><text:span text:style-name="T3">systemctl restart wickedd.service</text:span><text:line-break/>startet nur wicked neu, ohne die Netzwerk Interfaces neu zu konfigurieren</text:p>
              </text:list-item>
              <text:list-item>
                <text:p><text:span text:style-name="T3">wicked</text:span> löst <text:span text:style-name="T3">ifup</text:span>, <text:span text:style-name="T3">ifdown</text:span>, <text:span text:style-name="T3">ifprobe</text:span> und <text:span text:style-name="T3">netconfig</text:span>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e wird wicked benutz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Commands bleiben sehr ähnlich:</text:p>
                <text:p text:style-name="P5"><text:span text:style-name="T3">ifup eth0</text:span><text:tab/>→ <text:span text:style-name="T3">wicked ifup eth0</text:span><text:line-break/><text:span text:style-name="T3">ifdown wlan0</text:span><text:tab/>→ <text:span text:style-name="T3">wicked ifdown wlan0</text:span><text:line-break/><text:span text:style-name="T3">ifstatus br0</text:span><text:tab/>→ <text:span text:style-name="T3">wicked ifstatus br0</text:span></text:p>
              </text:list-item>
              <text:list-item>
                <text:p text:style-name="P5">Das Format von /etc/sysconfig/network/ifcfg-* hat sich nicht geänder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e funktioniert hotplu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pluging wird durch einen zusätzlichen Dienst, den wicked mitbringt, implementiert:</text:p>
                <text:p>nanny</text:p>
              </text:list-item>
              <text:list-item>
                <text:p>nanny ist seit SLE 12 SP1 standardmässig aktiviert</text:p>
              </text:list-item>
              <text:list-item>
                <text:p>nanny kann über die wicked Konfiguration deaktivier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icked Konfigu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lobale Konfiguration die von allen wicked Komponenten geladen wird:</text:p>
                <text:p>/etc/wicked/common.xml</text:p>
              </text:list-item>
              <text:list-item>
                <text:p>Lokale Anpassungen gehören in:</text:p>
                <text:p>/etc/wicked/local.xml</text:p>
              </text:list-item>
              <text:list-item>
                <text:p>wicked Server (wickedd) Konfiguration:</text:p>
                <text:p>/etc/wicked/server.xml</text:p>
              </text:list-item>
              <text:list-item>
                <text:p>wicked Client (wicked) Konfiguration:</text:p>
                <text:p>/etc/wicked/client.xml</text:p>
              </text:list-item>
              <text:list-item>
                <text:p>nanny Server (wickedd-nanny) Konfiguration:</text:p>
                <text:p>/etc/wicked/nanny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ängige Anpass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nny aktivieren/deaktivieren:</text:p>
                <text:p>/etc/wicked/common.xml<text:line-break/>&lt;use-nanny&gt;true&lt;/use-nanny&gt;</text:p>
              </text:list-item>
              <text:list-item>
                <text:p>Debug Logs aktivieren/deaktivieren:</text:p>
                <text:p>/etc/wicked/local.xml<text:line-break/>&lt;debug&gt;all&lt;/debug&gt;</text:p>
              </text:list-item>
              <text:list-item>
                <text:p>Weitere Details:</text:p>
                <text:p><text:span text:style-name="T3">man 5 wicked-confi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s ist mit<text:line-break/>resolv.conf, hosts, host.conf,…?</text:p>
          </draw:text-box>
        </draw:frame>
        <draw:frame presentation:style-name="pr5" draw:layer="layout" svg:width="25.199cm" svg:height="12.179cm" svg:x="1.4cm" svg:y="4.914cm" presentation:class="outline">
          <draw:text-box>
            <text:p>Netzwerk Konfigurationsdateien die nicht Interface- spezifisch sind, bleiben ebenfalls bestehen und ändern sich nicht. Gilt z.B. für:</text:p>
            <text:list text:style-name="L2">
              <text:list-item>
                <text:p>/etc/hosts</text:p>
              </text:list-item>
              <text:list-item>
                <text:p>/etc/host.conf</text:p>
              </text:list-item>
              <text:list-item>
                <text:p>/etc/resolv.conf</text:p>
              </text:list-item>
              <text:list-item>
                <text:p>/etc/nsswitch.conf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ands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 aktivieren</text:p>
                <text:p><text:span text:style-name="T3">wicked ifup $dev</text:span></text:p>
              </text:list-item>
              <text:list-item>
                <text:p>Interface deaktivieren</text:p>
                <text:p><text:span text:style-name="T3">wicked ifdown $dev</text:span></text:p>
              </text:list-item>
              <text:list-item>
                <text:p>Konfigurations-Änderungen applizieren</text:p>
                <text:p><text:span text:style-name="T3">wicked ifreload $dev</text:span></text:p>
              </text:list-item>
              <text:list-item>
                <text:p>Device Informationen anzeigen</text:p>
                <text:p><text:span text:style-name="T3">wicked ifstatus $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ands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ämtliche Konfigurationen lesen/parsen und das interne XML-Format anzeigen</text:p>
                <text:p><text:span text:style-name="T3">wicked show-config</text:span></text:p>
              </text:list-item>
              <text:list-item>
                <text:p>Weitere Details:</text:p>
                <text:p><text:span text:style-name="T3">man 8 wick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lide „RAID“ https://de.wikipedia.org/wiki/Btrfs</text:span></text:p>
              </text:list-item>
              <text:list-item>
                <text:p><text:span text:style-name="T7">Slide „Copy on Write“ </text:span><text:span text:style-name="T7"><text:a xlink:href="https://de.wikipedia.org/wiki/Btrfs" xlink:type="simple">https://de.wikipedia.org/wiki/Btrfs</text:a></text:span></text:p>
              </text:list-item>
              <text:list-item>
                <text:p><text:span text:style-name="T7">Slide „Deduplizierung“ </text:span><text:span text:style-name="T7"><text:a xlink:href="https://btrfs.wiki.kernel.org/index.php/Deduplication" xlink:type="simple">https://btrfs.wiki.kernel.org/index.php/Deduplication</text:a></text:span></text:p>
              </text:list-item>
              <text:list-item>
                <text:p><text:span text:style-name="T7">Slide „Kompression“</text:span><text:span text:style-name="T7"><text:line-break/></text:span><text:span text:style-name="T7"><text:a xlink:href="https://btrfs.wiki.kernel.org/index.php/Compression" xlink:type="simple">https://btrfs.wiki.kernel.org/index.php/Compression</text:a></text:span></text:p>
              </text:list-item>
              <text:list-item>
                <text:p><text:span text:style-name="T7">Slides</text:span></text:p>
                <text:p><text:span text:style-name="T7">Adfinis SyGroup AG, 2016, Attribution-NonCommercial 2.0</text:span><text:span text:style-name="T7"><text:line-break/></text:span><text:span text:style-name="T7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9-13T17:44:55.173348246</dc:date>
    <meta:editing-duration>PT12H42M52S</meta:editing-duration>
    <meta:editing-cycles>138</meta:editing-cycles>
    <meta:generator>LibreOffice/4.3.3.2$Linux_X86_64 LibreOffice_project/430m0$Build-2</meta:generator>
    <meta:document-statistic meta:object-count="116"/>
    <meta:user-defined meta:name="Modul_Area">SSA</meta:user-defined>
    <meta:user-defined meta:name="Modul_ID">1009</meta:user-defined>
    <meta:user-defined meta:name="Modul_Name">wicked</meta:user-defined>
  </office:meta>
</office:document-meta>
</file>